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539" officeooo:paragraph-rsid="000785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Ατατα Σταυρος Σαμι <text:s text:c="3"/>1115201300250</text:p>
      <text:p text:style-name="P1">Κανηρας Σωτηριος <text:tab/> <text:s/>1115201200216</text:p>
      <text:p text:style-name="P1"/>
      <text:p text:style-name="P1"/>
      <text:p text:style-name="P1"/>
      <text:p text:style-name="P1">Η εργασια υλοποιηθηκε σε Mac/os και linux και δοκιμαστηκε σε linux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23:30:55.006227990</meta:creation-date>
    <dc:date>2017-01-24T23:32:38.794999460</dc:date>
    <meta:editing-duration>PT1M45S</meta:editing-duration>
    <meta:editing-cycles>1</meta:editing-cycles>
    <meta:document-statistic meta:table-count="0" meta:image-count="0" meta:object-count="0" meta:page-count="1" meta:paragraph-count="3" meta:word-count="18" meta:character-count="136" meta:non-whitespace-character-count="114"/>
    <meta:generator>LibreOffice/5.1.4.2$Linux_X86_64 LibreOffice_project/10m0$Build-2</meta:generator>
  </office:meta>
</office:document-meta>
</file>